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list-style-name="WW8Num1">
      <style:text-properties fo:font-weight="bold" style:font-weight-asian="bold"/>
    </style:style>
    <style:style style:name="P3" style:family="paragraph" style:parent-style-name="Standard">
      <style:text-properties fo:color="#ff6600" fo:font-weight="bold" style:font-weight-asian="bold"/>
    </style:style>
    <style:style style:name="P4" style:family="paragraph" style:parent-style-name="Standard">
      <style:paragraph-properties fo:margin-left="0.25in" fo:margin-right="0in" fo:text-indent="0in" style:auto-text-indent="false"/>
    </style:style>
    <style:style style:name="P5" style:family="paragraph" style:parent-style-name="Standard">
      <style:paragraph-properties fo:margin-left="0.75in" fo:margin-right="0in" fo:text-indent="0in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 fo:font-weight="bold" style:font-weight-asian="bold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fo:color="#ff6600" fo:font-weight="bold" style:font-weight-asian="bold"/>
    </style:style>
    <style:style style:name="T5" style:family="text">
      <style:text-properties fo:color="#008080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ã màu menu ngang: (3c95e6, 0b5573, 06435d, 06435d) </text:p>
      <text:p text:style-name="P3">Trình bày ở giữa:</text:p>
      <text:list xml:id="list1921532954" text:style-name="WW8Num1">
        <text:list-item>
          <text:p text:style-name="P1">Thu hẹp khoảng cách giữa <text:span text:style-name="T1">Các bài viết khác</text:span> với <text:span text:style-name="T1">Bình luận </text:span>còn 1cm </text:p>
        </text:list-item>
        <text:list-item>
          <text:p text:style-name="P1">Đổi thành mã màu <text:span text:style-name="T2">045c81 </text:span>cho các chữ: Bình luận, Các bài viết khác</text:p>
        </text:list-item>
        <text:list-item>
          <text:p text:style-name="P1">Hiển thị tin: Khi chọn một mục tin thì các tin trong các mục con của nó cũng hiển thị hết ra ở phần các bài viết khác</text:p>
        </text:list-item>
        <text:list-item>
          <text:p text:style-name="P1">Các tin trong <text:span text:style-name="T1">Các bài viết khác:</text:span></text:p>
          <text:list>
            <text:list-item>
              <text:p text:style-name="P1">Cho ô vuông đầu dòng, mã màu xanh lục <text:span text:style-name="T3">0b7c28</text:span>. Khoảng cách các tin thu hẹp lại như giãn cách dòng thông thường. Khi đưa chuột vào thì đổi thành chữ đậm và có mã màu<text:span text:style-name="T3"> </text:span><text:span text:style-name="T2">154ec4, </text:span>Phía cuối mỗi tin có hiển thị thời gian đăng (dd/mm/yyyy)- mã màu thời gian là <text:span text:style-name="T1">717171 (màu xám)</text:span></text:p>
            </text:list-item>
            <text:list-item>
              <text:p text:style-name="P2">Cho hiển thị tối đa 10 tin gần nhất.</text:p>
            </text:list-item>
          </text:list>
        </text:list-item>
      </text:list>
      <text:p text:style-name="P4"/>
      <text:list xml:id="list1938179980" text:continue-numbering="true" text:style-name="WW8Num1">
        <text:list-item>
          <text:p text:style-name="P1">Trong mục tin tổng hợp:</text:p>
          <text:list>
            <text:list-item>
              <text:p text:style-name="P1">Tin chính( tin có ảnh) Chữ <text:span text:style-name="T4">Xem chi tiết</text:span> cho cỡ nhỏ lại 10%, mã màu là <text:span text:style-name="T4">d66704 , </text:span>cho chữ<text:span text:style-name="T4"> Xem chi tiêt </text:span>này hiển thị ngay sau kết thúc phần trích dẫn tin đó (hiện tại rời rạc-dãn cách xa quá). </text:p>
            </text:list-item>
          </text:list>
        </text:list-item>
      </text:list>
      <text:p text:style-name="P5"/>
      <text:list xml:id="list1087370545" text:continue-numbering="true" text:style-name="WW8Num1">
        <text:list-item>
          <text:list>
            <text:list-item>
              <text:p text:style-name="P1">Đầu dòng các tên bài viết <text:s/>cho ô vuông (không chòn như hiện trạng) màu <text:span text:style-name="T2">045c81.</text:span>. Khi đưa chuột vào thì đổi thành chữ thường và có mã màu<text:span text:style-name="T3"> </text:span><text:span text:style-name="T4">d66704 . </text:span>Phía cuối mỗi tin có hiển thị thời gian đăng (dd/mm/yyyy)- mã màu thời gian là <text:span text:style-name="T1">717171 (màu xám)</text:span></text:p>
            </text:list-item>
          </text:list>
        </text:list-item>
      </text:list>
      <text:p text:style-name="Standard"/>
      <text:list xml:id="list2054200629" text:continue-numbering="true" text:style-name="WW8Num1">
        <text:list-item>
          <text:list>
            <text:list-item>
              <text:p text:style-name="P1"><text:span text:style-name="T1">Cho hiển thị tối đa 10 tin gần nhất.</text:span></text:p>
            </text:list-item>
          </text:list>
        </text:list-item>
      </text:list>
      <text:p text:style-name="Standard"/>
      <text:list xml:id="list539830685" text:continue-numbering="true" text:style-name="WW8Num1">
        <text:list-item>
          <text:p text:style-name="P1"><text:span text:style-name="T1">Phần tin nhanh: </text:span>Cho ô vuông màu<text:span text:style-name="T1"> </text:span><text:span text:style-name="T5">065a63 </text:span>vào đầu tên bài viết (hiện tại có ông vuông ở trích yếu nội dung)</text:p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vi" fo:country="VN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text-outline="false" style:text-position="0% 100%" style:font-name=".VnTime" fo:font-size="14pt" fo:text-shadow="none" style:font-size-asian="14pt" style:font-relief="engrave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$" style:num-format="1">
        <style:list-level-properties text:list-level-position-and-space-mode="label-alignment" fo:text-align="end">
          <style:list-level-label-alignment text:label-followed-by="listtab" text:list-tab-stop-position="0.35in" fo:margin-left="0.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778in" fo:margin-right="0.4in" style:writing-mode="lr-tb" style:layout-grid-color="#c0c0c0" style:layout-grid-lines="41" style:layout-grid-base-height="0.2646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 </dc:title>
    <meta:initial-creator>Administrators</meta:initial-creator>
    <meta:creation-date>2011-11-21T12:43:00</meta:creation-date>
    <dc:creator>Administrators</dc:creator>
    <dc:date>2011-11-21T13:56:00</dc:date>
    <meta:editing-cycles>16</meta:editing-cycles>
    <meta:editing-duration>PT1H12M</meta:editing-duration>
    <meta:document-statistic meta:table-count="0" meta:image-count="0" meta:object-count="0" meta:page-count="1" meta:paragraph-count="13" meta:word-count="281" meta:character-count="1254"/>
    <meta:generator>OpenOffice.org/3.3$Linux OpenOffice.org_project/330m20$Build-9567</meta:generator>
  </office:meta>
</office:document-meta>
</file>